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992" officeooo:paragraph-rsid="0006e992"/>
    </style:style>
    <style:style style:name="P2" style:family="paragraph" style:parent-style-name="Standard" style:list-style-name="L1">
      <style:text-properties officeooo:rsid="0033805c" officeooo:paragraph-rsid="0006e992"/>
    </style:style>
    <style:style style:name="P3" style:family="paragraph" style:parent-style-name="Standard" style:list-style-name="L1">
      <style:text-properties officeooo:rsid="0007de79" officeooo:paragraph-rsid="0007de79"/>
    </style:style>
    <style:style style:name="P4" style:family="paragraph" style:parent-style-name="Standard" style:list-style-name="L1">
      <style:text-properties officeooo:rsid="0008d156" officeooo:paragraph-rsid="0008d156"/>
    </style:style>
    <style:style style:name="P5" style:family="paragraph" style:parent-style-name="Standard" style:list-style-name="L1">
      <style:text-properties officeooo:rsid="000b96fb" officeooo:paragraph-rsid="000b96fb"/>
    </style:style>
    <style:style style:name="P6" style:family="paragraph" style:parent-style-name="Standard">
      <style:text-properties officeooo:rsid="000b96fb" officeooo:paragraph-rsid="000b96fb"/>
    </style:style>
    <style:style style:name="P7" style:family="paragraph" style:parent-style-name="Standard">
      <style:text-properties fo:font-size="12pt" officeooo:rsid="000b96fb" officeooo:paragraph-rsid="000b96fb" style:font-size-asian="10.5pt" style:font-size-complex="12pt"/>
    </style:style>
    <style:style style:name="T1" style:family="text">
      <style:text-properties officeooo:rsid="00341713"/>
    </style:style>
    <style:style style:name="T2" style:family="text">
      <style:text-properties officeooo:rsid="00095f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for jotting down</text:p>
      <text:p text:style-name="P1"/>
      <text:p text:style-name="P1">18/06</text:p>
      <text:list xml:id="list699659478" text:style-name="L1">
        <text:list-item>
          <text:p text:style-name="P2">- create a script that can do this for any / all texts</text:p>
        </text:list-item>
        <text:list-item>
          <text:p text:style-name="P2">- <text:span text:style-name="T1">think about collocations with popular topics?</text:span></text:p>
        </text:list-item>
        <text:list-item>
          <text:p text:style-name="P2">- <text:span text:style-name="T1">look at tenses</text:span></text:p>
        </text:list-item>
        <text:list-item>
          <text:p text:style-name="P2">- <text:span text:style-name="T1">pronouns: I vs we</text:span></text:p>
        </text:list-item>
        <text:list-item>
          <text:p text:style-name="P2">“<text:span text:style-name="T2">my people” / possession </text:span></text:p>
        </text:list-item>
        <text:list-item>
          <text:p text:style-name="P3">look at words like ‘loyalty’</text:p>
        </text:list-item>
        <text:list-item>
          <text:p text:style-name="P4">look at ‘commonwealth’</text:p>
        </text:list-item>
        <text:list-item>
          <text:p text:style-name="P4">rather than word length, look at words and their world-frequencies</text:p>
          <text:p text:style-name="P4">perhaps she used less common words before</text:p>
        </text:list-item>
        <text:list-item>
          <text:p text:style-name="P5">collocations: men / women </text:p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9:08:26.150524540</meta:creation-date>
    <dc:date>2019-06-21T16:53:51.929122926</dc:date>
    <meta:editing-duration>PT5H19M3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77" meta:character-count="381" meta:non-whitespace-character-count="324"/>
  </office:meta>
</office:document-meta>
</file>